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none" draw:fill-color="#729fcf" draw:textarea-horizontal-align="justify" draw:textarea-vertical-align="middle" draw:auto-grow-height="false" fo:min-height="5.592cm" fo:min-width="3.31cm"/>
    </style:style>
    <style:style style:name="gr2" style:family="graphic" style:parent-style-name="standard">
      <style:graphic-properties draw:textarea-horizontal-align="justify" draw:textarea-vertical-align="middle" draw:auto-grow-height="false" fo:min-height="0.11cm" fo:min-width="0.188cm"/>
    </style:style>
    <style:style style:name="gr3" style:family="graphic" style:parent-style-name="standard">
      <style:graphic-properties draw:fill="none" draw:fill-color="#729fcf" draw:textarea-horizontal-align="justify" draw:textarea-vertical-align="middle" draw:auto-grow-height="false" fo:min-height="8.894cm" fo:min-width="5.85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6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81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512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661cm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draw:fill="none" draw:textarea-horizontal-align="justify" draw:textarea-vertical-align="middle" draw:auto-grow-height="false" fo:min-height="8.64cm" fo:min-width="12.454cm"/>
    </style:style>
    <style:style style:name="gr13" style:family="graphic" style:parent-style-name="standard">
      <style:graphic-properties draw:textarea-horizontal-align="justify" draw:textarea-vertical-align="middle" draw:auto-grow-height="false" fo:min-height="0.766cm" fo:min-width="1.532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pr1" style:family="presentation" style:parent-style-name="Default-notes">
      <style:graphic-properties fo:min-height="13.364cm"/>
    </style:style>
    <style:style style:name="P1" style:family="paragraph">
      <loext:graphic-properties draw:fill="none" draw:fill-color="#729fc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1" draw:layer="layout" svg:width="3.81cm" svg:height="5.842cm" svg:x="4.819cm" svg:y="4.06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0.762cm" svg:height="0.508cm" svg:x="2.794cm" svg:y="5.842cm">
          <text:p/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" draw:text-style-name="P1" draw:layer="layout" svg:width="6.35cm" svg:height="9.144cm" svg:x="3.556cm" svg:y="1.52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path draw:style-name="gr4" draw:text-style-name="P3" draw:layer="layout" svg:width="3.761cm" svg:height="0.511cm" draw:transform="rotate (-0.110653874576441) translate (4.88348480375602cm 4.48162208840085cm)" svg:viewBox="0 0 3762 512" svg:d="M0 484c270 134 378-270 650-138 249 121 440-136 706-34 228 87 470-2 709-13 227-10 461-55 672-141 249-102 454 192 660-51l216-46 149-61">
          <text:p/>
        </draw:path>
        <draw:frame draw:style-name="gr5" draw:text-style-name="P4" draw:layer="layout" svg:width="1.778cm" svg:height="1.016cm" svg:x="5.08cm" svg:y="3.841cm">
          <draw:text-box>
            <text:p>GAr</text:p>
          </draw:text-box>
        </draw:frame>
        <draw:frame draw:style-name="gr5" draw:text-style-name="P4" draw:layer="layout" svg:width="1.778cm" svg:height="1.016cm" svg:x="5.08cm" svg:y="6.096cm">
          <draw:text-box>
            <text:p>LAr</text:p>
          </draw:text-box>
        </draw:frame>
        <draw:frame draw:style-name="gr5" draw:text-style-name="P4" draw:layer="layout" svg:width="1.778cm" svg:height="1.016cm" svg:x="5.08cm" svg:y="2.032cm">
          <draw:text-box>
            <text:p>LAr</text:p>
          </draw:text-box>
        </draw:frame>
        <draw:line draw:style-name="gr6" draw:text-style-name="P2" draw:layer="layout" svg:x1="4.819cm" svg:y1="7.874cm" svg:x2="6.858cm" svg:y2="7.874cm">
          <text:p/>
        </draw:line>
        <draw:line draw:style-name="gr4" draw:text-style-name="P3" draw:layer="layout" svg:x1="6.858cm" svg:y1="1.524cm" svg:x2="6.858cm" svg:y2="10.668cm">
          <text:p/>
        </draw:line>
        <draw:frame draw:style-name="gr7" draw:text-style-name="P4" draw:layer="layout" svg:width="4.325cm" svg:height="1.361cm" svg:x="4.819cm" svg:y="8.084cm">
          <draw:text-box>
            <text:p><text:span text:style-name="T1">Min 25</text:span></text:p>
            <text:p><text:span text:style-name="T1">Max 35.35</text:span></text:p>
          </draw:text-box>
        </draw:frame>
        <draw:line draw:style-name="gr6" draw:text-style-name="P2" draw:layer="layout" svg:x1="3.556cm" svg:y1="10.414cm" svg:x2="6.858cm" svg:y2="10.414cm">
          <text:p/>
        </draw:line>
        <draw:frame draw:style-name="gr8" draw:text-style-name="P4" draw:layer="layout" svg:width="2.039cm" svg:height="0.806cm" svg:x="4.064cm" svg:y="10.624cm">
          <draw:text-box>
            <text:p><text:span text:style-name="T1">84.15</text:span></text:p>
          </draw:text-box>
        </draw:frame>
        <draw:line draw:style-name="gr6" draw:text-style-name="P2" draw:layer="layout" svg:x1="3.556cm" svg:y1="6.096cm" svg:x2="4.819cm" svg:y2="6.096cm">
          <text:p/>
        </draw:line>
        <draw:frame draw:style-name="gr9" draw:text-style-name="P4" draw:layer="layout" svg:width="3.048cm" svg:height="1.361cm" svg:x="2.286cm" svg:y="6.513cm">
          <draw:text-box>
            <text:p><text:span text:style-name="T1">Max 59.15</text:span></text:p>
            <text:p><text:span text:style-name="T1">Min 48.8 </text:span></text:p>
          </draw:text-box>
        </draw:frame>
        <draw:line draw:style-name="gr6" draw:text-style-name="P2" draw:layer="layout" svg:x1="1.27cm" svg:y1="9.906cm" svg:x2="1.27cm" svg:y2="6.096cm">
          <text:p/>
        </draw:line>
        <draw:frame draw:style-name="gr8" draw:text-style-name="P4" draw:layer="layout" svg:width="2.039cm" svg:height="0.806cm" svg:x="0.501cm" svg:y="8.636cm">
          <draw:text-box>
            <text:p><text:span text:style-name="T1">?</text:span></text:p>
          </draw:text-box>
        </draw:frame>
        <draw:line draw:style-name="gr4" draw:text-style-name="P3" draw:layer="layout" svg:x1="12.954cm" svg:y1="9.906cm" svg:x2="0.508cm" svg:y2="9.906cm">
          <text:p/>
        </draw:line>
        <draw:line draw:style-name="gr4" draw:text-style-name="P3" draw:layer="layout" svg:x1="6.858cm" svg:y1="6.096cm" svg:x2="0.508cm" svg:y2="6.096cm">
          <text:p/>
        </draw:line>
        <draw:line draw:style-name="gr4" draw:text-style-name="P3" draw:layer="layout" svg:x1="13.208cm" svg:y1="4.064cm" svg:x2="6.858cm" svg:y2="4.064cm">
          <text:p/>
        </draw:line>
        <draw:line draw:style-name="gr6" draw:text-style-name="P2" draw:layer="layout" svg:x1="12.192cm" svg:y1="9.906cm" svg:x2="12.192cm" svg:y2="4.064cm">
          <text:p/>
        </draw:line>
        <draw:frame draw:style-name="gr8" draw:text-style-name="P4" draw:layer="layout" svg:width="2.039cm" svg:height="0.806cm" svg:x="12.439cm" svg:y="8.592cm">
          <draw:text-box>
            <text:p><text:span text:style-name="T1">?</text:span></text:p>
          </draw:text-box>
        </draw:frame>
        <draw:line draw:style-name="gr6" draw:text-style-name="P2" draw:layer="layout" svg:x1="9.398cm" svg:y1="5.334cm" svg:x2="9.398cm" svg:y2="4.064cm">
          <text:p/>
        </draw:line>
        <draw:frame draw:style-name="gr8" draw:text-style-name="P4" draw:layer="layout" svg:width="2.039cm" svg:height="0.806cm" svg:x="9.645cm" svg:y="4.274cm">
          <draw:text-box>
            <text:p><text:span text:style-name="T1">?</text:span></text:p>
          </draw:text-box>
        </draw:frame>
        <draw:frame draw:style-name="gr10" draw:text-style-name="P4" draw:layer="layout" svg:width="3.048cm" svg:height="0.962cm" svg:x="0.508cm" svg:y="4.626cm">
          <draw:text-box>
            <text:p>isotope</text:p>
          </draw:text-box>
        </draw:frame>
        <presentation:notes draw:style-name="dp2">
          <draw:page-thumbnail draw:style-name="gr11" draw:layer="layout" svg:width="19.798cm" svg:height="11.136cm" svg:x="0.6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style-name="gr12" draw:text-style-name="P3" draw:layer="layout" svg:width="12.954cm" svg:height="8.89cm" svg:x="5.842cm" svg:y="1.52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.032cm" svg:height="1.016cm" svg:x="6.858cm" svg:y="2.03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.032cm" svg:height="1.016cm" svg:x="6.858cm" svg:y="3.30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.032cm" svg:height="1.016cm" svg:x="6.858cm" svg:y="4.57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.032cm" svg:height="1.016cm" svg:x="6.858cm" svg:y="5.84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.032cm" svg:height="1.016cm" svg:x="6.858cm" svg:y="7.11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.032cm" svg:height="1.016cm" svg:x="6.858cm" svg:y="8.38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.032cm" svg:height="1.016cm" svg:x="9.906cm" svg:y="8.38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.032cm" svg:height="1.016cm" svg:x="12.192cm" svg:y="8.38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.032cm" svg:height="1.016cm" svg:x="15.24cm" svg:y="8.38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.032cm" svg:height="1.016cm" svg:x="9.858cm" svg:y="2.03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.032cm" svg:height="1.016cm" svg:x="9.858cm" svg:y="3.30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.032cm" svg:height="1.016cm" svg:x="9.858cm" svg:y="4.57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.032cm" svg:height="1.016cm" svg:x="9.858cm" svg:y="5.84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.032cm" svg:height="1.016cm" svg:x="9.858cm" svg:y="7.11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.032cm" svg:height="1.016cm" svg:x="12.158cm" svg:y="2.03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.032cm" svg:height="1.016cm" svg:x="12.158cm" svg:y="3.30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.032cm" svg:height="1.016cm" svg:x="12.158cm" svg:y="4.57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.032cm" svg:height="1.016cm" svg:x="12.158cm" svg:y="5.84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.032cm" svg:height="1.016cm" svg:x="12.158cm" svg:y="7.11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.032cm" svg:height="1.016cm" svg:x="15.258cm" svg:y="2.03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.032cm" svg:height="1.016cm" svg:x="15.258cm" svg:y="3.30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.032cm" svg:height="1.016cm" svg:x="15.258cm" svg:y="4.57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.032cm" svg:height="1.016cm" svg:x="15.258cm" svg:y="5.84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.032cm" svg:height="1.016cm" svg:x="15.258cm" svg:y="7.112cm">
          <text:p/>
          <draw:enhanced-geometry svg:viewBox="0 0 21600 21600" draw:type="rectangle" draw:enhanced-path="M 0 0 L 21600 0 21600 21600 0 21600 0 0 Z N"/>
        </draw:custom-shape>
        <draw:line draw:style-name="gr6" draw:text-style-name="P2" draw:layer="layout" svg:x1="17.526cm" svg:y1="2.032cm" svg:x2="17.526cm" svg:y2="9.652cm">
          <text:p/>
        </draw:line>
        <draw:frame draw:style-name="gr14" draw:text-style-name="P4" draw:layer="layout" svg:width="2.286cm" svg:height="0.962cm" svg:x="17.526cm" svg:y="3.81cm">
          <draw:text-box>
            <text:p>? mm</text:p>
          </draw:text-box>
        </draw:frame>
        <draw:frame draw:style-name="gr14" draw:text-style-name="P4" draw:layer="layout" svg:width="2.286cm" svg:height="0.962cm" svg:x="11.43cm" svg:y="9.706cm">
          <draw:text-box>
            <text:p>? mm</text:p>
          </draw:text-box>
        </draw:frame>
        <draw:line draw:style-name="gr6" draw:text-style-name="P2" draw:layer="layout" svg:x1="17.526cm" svg:y1="9.906cm" svg:x2="6.858cm" svg:y2="9.906cm">
          <text:p/>
        </draw:line>
        <draw:line draw:style-name="gr6" draw:text-style-name="P2" draw:layer="layout" svg:x1="9.906cm" svg:y1="8.89cm" svg:x2="8.89cm" svg:y2="8.89cm">
          <text:p/>
        </draw:line>
        <draw:frame draw:style-name="gr14" draw:text-style-name="P4" draw:layer="layout" svg:width="2.286cm" svg:height="0.962cm" svg:x="8.636cm" svg:y="7.874cm">
          <draw:text-box>
            <text:p>? mm</text:p>
          </draw:text-box>
        </draw:frame>
        <draw:frame draw:style-name="gr14" draw:text-style-name="P4" draw:layer="layout" svg:width="2.286cm" svg:height="0.962cm" svg:x="4.064cm" svg:y="7.874cm">
          <draw:text-box>
            <text:p>? mm</text:p>
          </draw:text-box>
        </draw:frame>
        <draw:line draw:style-name="gr6" draw:text-style-name="P2" draw:layer="layout" svg:x1="6.604cm" svg:y1="8.128cm" svg:x2="6.604cm" svg:y2="8.58cm">
          <text:p/>
        </draw:line>
        <draw:line draw:style-name="gr6" draw:text-style-name="P2" draw:layer="layout" svg:x1="12.446cm" svg:y1="1.778cm" svg:x2="11.684cm" svg:y2="1.778cm">
          <text:p/>
        </draw:line>
        <draw:frame draw:style-name="gr14" draw:text-style-name="P4" draw:layer="layout" svg:width="2.286cm" svg:height="0.962cm" svg:x="12.446cm" svg:y="1.27cm">
          <draw:text-box>
            <text:p>? mm</text:p>
          </draw:text-box>
        </draw:frame>
        <draw:line draw:style-name="gr6" draw:text-style-name="P2" draw:layer="layout" svg:x1="6.604cm" svg:y1="3.048cm" svg:x2="6.604cm" svg:y2="2.032cm">
          <text:p/>
        </draw:line>
        <draw:line draw:style-name="gr6" draw:text-style-name="P2" draw:layer="layout" svg:x1="8.89cm" svg:y1="1.778cm" svg:x2="6.858cm" svg:y2="1.778cm">
          <text:p/>
        </draw:line>
        <draw:frame draw:style-name="gr14" draw:text-style-name="P4" draw:layer="layout" svg:width="2.286cm" svg:height="0.962cm" svg:x="4.064cm" svg:y="2.032cm">
          <draw:text-box>
            <text:p>? mm</text:p>
          </draw:text-box>
        </draw:frame>
        <draw:frame draw:style-name="gr14" draw:text-style-name="P4" draw:layer="layout" svg:width="2.286cm" svg:height="0.962cm" svg:x="6.912cm" svg:y="0.816cm">
          <draw:text-box>
            <text:p>? mm</text:p>
          </draw:text-box>
        </draw:frame>
        <presentation:notes draw:style-name="dp2">
          <draw:page-thumbnail draw:style-name="gr11" draw:layer="layout" svg:width="19.798cm" svg:height="11.136cm" svg:x="0.6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auto-grow-height="false" fo:min-height="1.485cm"/>
    </style:style>
    <style:style style:name="Mgr2" style:family="graphic" style:parent-style-name="standard">
      <style:graphic-properties draw:textarea-vertical-align="bottom" draw:auto-grow-height="false" fo:min-height="1.485cm"/>
    </style:style>
    <style:style style:name="Mpr1" style:family="presentation" style:parent-style-name="Default-backgroundobjects">
      <style:graphic-properties draw:auto-grow-height="false" fo:min-height="1.086cm"/>
    </style:style>
    <style:style style:name="Mpr2" style:family="presentation" style:parent-style-name="Default-backgroundobjects">
      <style:graphic-properties draw:auto-grow-height="false" fo:min-height="1.485cm"/>
    </style:style>
    <style:style style:name="Mpr3" style:family="presentation" style:parent-style-name="Default-backgroundobjects">
      <style:graphic-properties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1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085cm" svg:x="9.576cm" svg:y="14.348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085cm" svg:x="20.076cm" svg:y="14.348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08T10:58:54.114209690</meta:creation-date>
    <dc:date>2018-11-08T18:36:26.379778890</dc:date>
    <meta:editing-duration>PT2H46M46S</meta:editing-duration>
    <meta:editing-cycles>12</meta:editing-cycles>
    <meta:generator>LibreOffice/6.1.2.1$Linux_X86_64 LibreOffice_project/10$Build-1</meta:generator>
    <meta:document-statistic meta:object-count="88"/>
  </office:meta>
</office:document-meta>
</file>